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e718"/>
    </style:style>
    <style:style style:name="P2" style:family="paragraph" style:parent-style-name="Standard">
      <style:text-properties officeooo:paragraph-rsid="000e7401"/>
    </style:style>
    <style:style style:name="P3" style:family="paragraph" style:parent-style-name="Standard">
      <style:text-properties officeooo:paragraph-rsid="000ee7c2"/>
    </style:style>
    <style:style style:name="P4" style:family="paragraph" style:parent-style-name="Standard">
      <style:text-properties officeooo:paragraph-rsid="001404ba"/>
    </style:style>
    <style:style style:name="P5" style:family="paragraph" style:parent-style-name="Standard">
      <style:text-properties officeooo:paragraph-rsid="0018eec5"/>
    </style:style>
    <style:style style:name="P6" style:family="paragraph" style:parent-style-name="Standard">
      <style:text-properties officeooo:paragraph-rsid="001ac4bf"/>
    </style:style>
    <style:style style:name="P7" style:family="paragraph" style:parent-style-name="Standard">
      <style:text-properties officeooo:paragraph-rsid="001e4738"/>
    </style:style>
    <style:style style:name="P8" style:family="paragraph" style:parent-style-name="Standard">
      <style:text-properties style:text-underline-style="none" officeooo:paragraph-rsid="002026f9"/>
    </style:style>
    <style:style style:name="P9" style:family="paragraph" style:parent-style-name="Standard">
      <style:text-properties officeooo:rsid="001f999e" officeooo:paragraph-rsid="001f999e"/>
    </style:style>
    <style:style style:name="P10" style:family="paragraph" style:parent-style-name="Standard">
      <style:text-properties officeooo:paragraph-rsid="001ee159"/>
    </style:style>
    <style:style style:name="P11" style:family="paragraph" style:parent-style-name="Standard">
      <style:text-properties officeooo:paragraph-rsid="0023259c"/>
    </style:style>
    <style:style style:name="P12" style:family="paragraph" style:parent-style-name="Standard" style:list-style-name="L1">
      <style:text-properties officeooo:paragraph-rsid="000ce718"/>
    </style:style>
    <style:style style:name="P13" style:family="paragraph" style:parent-style-name="Standard" style:list-style-name="L2">
      <style:text-properties officeooo:paragraph-rsid="000ce718"/>
    </style:style>
    <style:style style:name="P14" style:family="paragraph" style:parent-style-name="Standard" style:list-style-name="L2">
      <style:text-properties officeooo:paragraph-rsid="001745d7"/>
    </style:style>
    <style:style style:name="P15" style:family="paragraph" style:parent-style-name="Standard" style:list-style-name="L3">
      <style:text-properties officeooo:paragraph-rsid="000ce718"/>
    </style:style>
    <style:style style:name="P16" style:family="paragraph" style:parent-style-name="Standard" style:list-style-name="L4">
      <style:text-properties officeooo:paragraph-rsid="000ee7c2"/>
    </style:style>
    <style:style style:name="P17" style:family="paragraph" style:parent-style-name="Standard" style:list-style-name="L5">
      <style:text-properties officeooo:paragraph-rsid="000ce718"/>
    </style:style>
    <style:style style:name="P18" style:family="paragraph" style:parent-style-name="Standard" style:list-style-name="L5">
      <style:text-properties officeooo:paragraph-rsid="000e7401"/>
    </style:style>
    <style:style style:name="P19" style:family="paragraph" style:parent-style-name="Standard" style:list-style-name="L6">
      <style:text-properties officeooo:paragraph-rsid="000ee7c2"/>
    </style:style>
    <style:style style:name="P20" style:family="paragraph" style:parent-style-name="Standard" style:list-style-name="L7">
      <style:text-properties officeooo:paragraph-rsid="000e7401"/>
    </style:style>
    <style:style style:name="P21" style:family="paragraph" style:parent-style-name="Standard" style:list-style-name="L7">
      <style:text-properties officeooo:paragraph-rsid="001d2f00"/>
    </style:style>
    <style:style style:name="P22" style:family="paragraph" style:parent-style-name="Standard" style:list-style-name="L8">
      <style:text-properties officeooo:paragraph-rsid="001c11b2"/>
    </style:style>
    <style:style style:name="P23" style:family="paragraph" style:parent-style-name="Standard" style:list-style-name="L8">
      <style:text-properties officeooo:paragraph-rsid="001404ba"/>
    </style:style>
    <style:style style:name="P24" style:family="paragraph" style:parent-style-name="Standard" style:list-style-name="L8">
      <style:text-properties style:text-underline-style="none" officeooo:paragraph-rsid="001c11b2"/>
    </style:style>
    <style:style style:name="P25" style:family="paragraph" style:parent-style-name="Standard" style:list-style-name="L10">
      <style:text-properties style:text-underline-style="none" officeooo:paragraph-rsid="000ce718"/>
    </style:style>
    <style:style style:name="P26" style:family="paragraph" style:parent-style-name="Standard" style:list-style-name="L10">
      <style:text-properties style:text-underline-style="none" officeooo:paragraph-rsid="001ee159"/>
    </style:style>
    <style:style style:name="P27" style:family="paragraph" style:parent-style-name="Standard" style:list-style-name="L10">
      <style:text-properties style:text-underline-style="none" officeooo:paragraph-rsid="002026f9"/>
    </style:style>
    <style:style style:name="P28" style:family="paragraph" style:parent-style-name="Standard" style:list-style-name="L17">
      <style:text-properties style:text-underline-style="none" officeooo:paragraph-rsid="001c11b2"/>
    </style:style>
    <style:style style:name="P29" style:family="paragraph" style:parent-style-name="Standard" style:list-style-name="L17">
      <style:text-properties style:text-underline-style="none" officeooo:paragraph-rsid="00215559"/>
    </style:style>
    <style:style style:name="P30" style:family="paragraph" style:parent-style-name="Standard" style:list-style-name="L9">
      <style:text-properties officeooo:paragraph-rsid="001404ba"/>
    </style:style>
    <style:style style:name="P31" style:family="paragraph" style:parent-style-name="Standard">
      <style:text-properties officeooo:rsid="001f999e" officeooo:paragraph-rsid="000ce718"/>
    </style:style>
    <style:style style:name="P32" style:family="paragraph" style:parent-style-name="Standard" style:list-style-name="L11">
      <style:text-properties officeooo:paragraph-rsid="000ce718"/>
    </style:style>
    <style:style style:name="P33" style:family="paragraph" style:parent-style-name="Standard" style:list-style-name="L11">
      <style:text-properties officeooo:paragraph-rsid="001745d7"/>
    </style:style>
    <style:style style:name="P34" style:family="paragraph" style:parent-style-name="Standard" style:list-style-name="L12">
      <style:text-properties officeooo:paragraph-rsid="000ce718"/>
    </style:style>
    <style:style style:name="P35" style:family="paragraph" style:parent-style-name="Standard" style:list-style-name="L13">
      <style:text-properties officeooo:paragraph-rsid="000ee7c2"/>
    </style:style>
    <style:style style:name="P36" style:family="paragraph" style:parent-style-name="Standard" style:list-style-name="L14">
      <style:text-properties officeooo:paragraph-rsid="000ce718"/>
    </style:style>
    <style:style style:name="P37" style:family="paragraph" style:parent-style-name="Standard" style:list-style-name="L14">
      <style:text-properties officeooo:paragraph-rsid="000e7401"/>
    </style:style>
    <style:style style:name="P38" style:family="paragraph" style:parent-style-name="Standard" style:list-style-name="L15">
      <style:text-properties officeooo:paragraph-rsid="000ee7c2"/>
    </style:style>
    <style:style style:name="P39" style:family="paragraph" style:parent-style-name="Standard" style:list-style-name="L16">
      <style:text-properties officeooo:paragraph-rsid="000e7401"/>
    </style:style>
    <style:style style:name="P40" style:family="paragraph" style:parent-style-name="Standard" style:list-style-name="L16">
      <style:text-properties officeooo:paragraph-rsid="001d2f00"/>
    </style:style>
    <style:style style:name="P41" style:family="paragraph" style:parent-style-name="Standard" style:list-style-name="L17">
      <style:text-properties officeooo:paragraph-rsid="001c11b2"/>
    </style:style>
    <style:style style:name="P42" style:family="paragraph" style:parent-style-name="Standard" style:list-style-name="L17">
      <style:text-properties officeooo:paragraph-rsid="001404ba"/>
    </style:style>
    <style:style style:name="P43" style:family="paragraph" style:parent-style-name="Standard" style:list-style-name="L17">
      <style:text-properties officeooo:paragraph-rsid="00215559"/>
    </style:style>
    <style:style style:name="P44" style:family="paragraph" style:parent-style-name="Standard" style:list-style-name="L18">
      <style:text-properties officeooo:paragraph-rsid="001404ba"/>
    </style:style>
    <style:style style:name="P45" style:family="paragraph" style:parent-style-name="Standard">
      <style:text-properties officeooo:paragraph-rsid="000ce718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0d2cc8"/>
    </style:style>
    <style:style style:name="T4" style:family="text">
      <style:text-properties officeooo:rsid="000d6720"/>
    </style:style>
    <style:style style:name="T5" style:family="text">
      <style:text-properties officeooo:rsid="000e7401"/>
    </style:style>
    <style:style style:name="T6" style:family="text">
      <style:text-properties officeooo:rsid="000ee7c2"/>
    </style:style>
    <style:style style:name="T7" style:family="text">
      <style:text-properties officeooo:rsid="00123653"/>
    </style:style>
    <style:style style:name="T8" style:family="text">
      <style:text-properties officeooo:rsid="0010b9d2"/>
    </style:style>
    <style:style style:name="T9" style:family="text">
      <style:text-properties officeooo:rsid="001404ba"/>
    </style:style>
    <style:style style:name="T10" style:family="text">
      <style:text-properties officeooo:rsid="0014ba07"/>
    </style:style>
    <style:style style:name="T11" style:family="text">
      <style:text-properties fo:color="#800000"/>
    </style:style>
    <style:style style:name="T12" style:family="text">
      <style:text-properties fo:color="#800000" officeooo:rsid="003697c2"/>
    </style:style>
    <style:style style:name="T13" style:family="text">
      <style:text-properties fo:color="#808080" style:font-name-asian="DejaVu Sans" style:font-size-asian="9pt" style:font-style-asian="italic"/>
    </style:style>
    <style:style style:name="T14" style:family="text">
      <style:text-properties fo:color="#808080" officeooo:rsid="001c11b2" style:font-name-asian="DejaVu Sans" style:font-size-asian="9pt" style:font-style-asian="italic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18a424"/>
    </style:style>
    <style:style style:name="T17" style:family="text">
      <style:text-properties style:text-underline-style="none" officeooo:rsid="001ee159"/>
    </style:style>
    <style:style style:name="T18" style:family="text">
      <style:text-properties officeooo:rsid="001ee159"/>
    </style:style>
    <style:style style:name="T19" style:family="text">
      <style:text-properties officeooo:rsid="002026f9"/>
    </style:style>
    <style:style style:name="T20" style:family="text">
      <style:text-properties officeooo:rsid="0021555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作者:邓钧仁</text:p>
      <text:p text:style-name="P1"/>
      <text:p text:style-name="P1"/>
      <text:p text:style-name="P1">模块名:年假管理</text:p>
      <text:p text:style-name="P1"><text:tab/>导航<text:span text:style-name="T2">下拉名_1:年假</text:span><text:bookmark-start text:name="__DdeLink__5970_291240374"/><text:span text:style-name="T2">信息</text:span><text:bookmark-end text:name="__DdeLink__5970_291240374"/></text:p>
      <text:p text:style-name="P5"><text:tab/><text:tab/><text:span text:style-name="T11">导航</text:span><text:span text:style-name="T12">名_1:</text:span><text:bookmark-start text:name="__DdeLink__275_1205973050"/><text:span text:style-name="T12">年假信息记录</text:span><text:bookmark-end text:name="__DdeLink__275_1205973050"/></text:p>
      <text:p text:style-name="P1"><text:tab/><text:tab/><text:tab/><text:span text:style-name="T15">功能名_</text:span><text:span text:style-name="T16">1:列表 功能类型:网格</text:span></text:p>
      <text:list xml:id="list5137528000927362777" text:style-name="L10">
        <text:list-item>
          <text:p text:style-name="P25">字段名:年度</text:p>
        </text:list-item>
        <text:list-item>
          <text:p text:style-name="P25">字段名:姓名</text:p>
        </text:list-item>
        <text:list-item>
          <text:p text:style-name="P25">字段名:地区</text:p>
        </text:list-item>
        <text:list-item>
          <text:p text:style-name="P25">字段名:岗位</text:p>
        </text:list-item>
        <text:list-item>
          <text:p text:style-name="P25">字段名:项目组/部门</text:p>
        </text:list-item>
        <text:list-item>
          <text:p text:style-name="P25">字段名:岗位层级</text:p>
        </text:list-item>
        <text:list-item>
          <text:p text:style-name="P25">字段名:入职时间</text:p>
        </text:list-item>
        <text:list-item>
          <text:p text:style-name="P25">字段名:工龄</text:p>
        </text:list-item>
        <text:list-item>
          <text:p text:style-name="P25">字段名:可休年假天数</text:p>
        </text:list-item>
        <text:list-item>
          <text:p text:style-name="P25">字段名:剩余休假天数</text:p>
        </text:list-item>
        <text:list-item>
          <text:p text:style-name="P25">字段名:是否已休假</text:p>
        </text:list-item>
        <text:list-item>
          <text:p text:style-name="P25">字段名:备注</text:p>
        </text:list-item>
      </text:list>
      <text:p text:style-name="P10"><text:tab/><text:tab/><text:tab/><text:span text:style-name="T15">功能名_</text:span><text:span text:style-name="T17">2</text:span><text:span text:style-name="T16">:添加 功能类型:添加</text:span></text:p>
      <text:list xml:id="list164943381524104" text:continue-numbering="true" text:style-name="L10">
        <text:list-header>
          <text:p text:style-name="P26"><text:span text:style-name="T18">1.</text:span>字段名:年度 <text:s text:c="3"/>字段类型:数字框 ,<text:bookmark-start text:name="__DdeLink__5968_2912403741"/>必填<text:bookmark-end text:name="__DdeLink__5968_2912403741"/></text:p>
          <text:p text:style-name="P26"><text:span text:style-name="T18">2.</text:span>字段名:姓名 <text:s text:c="3"/>字段类型:下拉框 ,<text:bookmark-start text:name="__DdeLink__5968_29124037411"/>必填<text:bookmark-end text:name="__DdeLink__5968_29124037411"/></text:p>
          <text:p text:style-name="P26"><text:span text:style-name="T18">3.</text:span>字段名:地区 <text:s text:c="2"/>字段类型:下拉框 ,<text:bookmark-start text:name="__DdeLink__5968_29124037412"/>必填<text:bookmark-end text:name="__DdeLink__5968_29124037412"/></text:p>
          <text:p text:style-name="P26"><text:span text:style-name="T18">4.</text:span>字段名:岗位 <text:s text:c="2"/>字段类型:下拉框 ,<text:bookmark-start text:name="__DdeLink__5968_29124037413"/>必填<text:bookmark-end text:name="__DdeLink__5968_29124037413"/></text:p>
          <text:p text:style-name="P26"><text:span text:style-name="T18">5.</text:span>字段名:项目组/部门 <text:s text:c="2"/>字段类型:下拉框 ,<text:bookmark-start text:name="__DdeLink__5968_29124037414"/>必填<text:bookmark-end text:name="__DdeLink__5968_29124037414"/></text:p>
          <text:p text:style-name="P26"><text:span text:style-name="T18">6.</text:span>字段名:岗位层级 <text:s text:c="2"/><text:bookmark-start text:name="__DdeLink__245_1205973050"/>字段类型:数字框 ,<text:bookmark-start text:name="__DdeLink__5968_29124037415"/>必填<text:bookmark-end text:name="__DdeLink__245_1205973050"/><text:bookmark-end text:name="__DdeLink__5968_29124037415"/></text:p>
          <text:p text:style-name="P27"><text:span text:style-name="T18">7.</text:span>字段名:入职时间 <text:s text:c="2"/><text:bookmark-start text:name="__DdeLink__249_1205973050"/>字段类型:时间框<text:span text:style-name="T19">(年月日)</text:span> ,<text:bookmark-start text:name="__DdeLink__5968_291240374151"/>必填<text:bookmark-end text:name="__DdeLink__249_1205973050"/><text:bookmark-end text:name="__DdeLink__5968_291240374151"/></text:p>
          <text:p text:style-name="P27"><text:span text:style-name="T18">8.</text:span>字段名:工龄 <text:s text:c="4"/><text:bookmark-start text:name="__DdeLink__253_1205973050"/><text:bookmark-start text:name="__DdeLink__265_1205973050"/>字段类型:文本框 ,<text:bookmark-start text:name="__DdeLink__5968_2912403741511"/>必填<text:bookmark-end text:name="__DdeLink__253_1205973050"/><text:bookmark-end text:name="__DdeLink__265_1205973050"/><text:bookmark-end text:name="__DdeLink__5968_2912403741511"/></text:p>
          <text:p text:style-name="P27"><text:span text:style-name="T18">9.</text:span>字段名:可休年假天数 <text:s/>字段类型:数字框 ,<text:bookmark-start text:name="__DdeLink__5968_29124037415111"/>必填<text:bookmark-end text:name="__DdeLink__5968_29124037415111"/></text:p>
          <text:p text:style-name="P27"><text:span text:style-name="T18">10.</text:span>字段名:剩余休假天数 <text:s/><text:bookmark-start text:name="__DdeLink__261_1205973050"/>字段类型:数字框 ,<text:bookmark-start text:name="__DdeLink__5968_291240374151111"/>必填<text:bookmark-end text:name="__DdeLink__261_1205973050"/><text:bookmark-end text:name="__DdeLink__5968_291240374151111"/></text:p>
          <text:p text:style-name="P27"><text:span text:style-name="T18">11.</text:span>字段名:是否已休假 <text:s text:c="2"/>字段类型:下拉框<text:span text:style-name="T19">(是/否)</text:span>,<text:bookmark-start text:name="__DdeLink__5968_2912403741511111"/>必填<text:bookmark-end text:name="__DdeLink__5968_2912403741511111"/></text:p>
        </text:list-header>
      </text:list>
      <text:p text:style-name="P8"><text:tab/><text:tab/><text:tab/><text:tab/><text:span text:style-name="T18">12.</text:span>字段名:备注 <text:s text:c="4"/>字段类型:文本框 ,非<text:bookmark-start text:name="__DdeLink__5968_29124037415112"/>必填<text:bookmark-end text:name="__DdeLink__5968_29124037415112"/></text:p>
      <text:p text:style-name="P1"><text:tab/><text:tab/><text:tab/>功能名_<text:span text:style-name="T3">2:</text:span><text:bookmark-start text:name="__DdeLink__3229_1027842830"/><text:span text:style-name="T3">年假申请 </text:span><text:bookmark-end text:name="__DdeLink__3229_1027842830"/><text:span text:style-name="T3">功能类型:编辑</text:span></text:p>
      <text:list xml:id="list2061162790185892265" text:style-name="L11">
        <text:list-item>
          <text:p text:style-name="P32">字段名:请假时间 字段类型:时间框 ,<text:bookmark-start text:name="__DdeLink__5968_291240374"/>必填<text:bookmark-end text:name="__DdeLink__5968_291240374"/></text:p>
        </text:list-item>
        <text:list-item>
          <text:p text:style-name="P33">字段名: 开始时间 <text:s text:c="2"/>字段类型:时间框 必填</text:p>
        </text:list-item>
        <text:list-item>
          <text:p text:style-name="P33">字段名: 结束时间 <text:s text:c="3"/>字段类型:时间框 必填</text:p>
        </text:list-item>
        <text:list-item>
          <text:p text:style-name="P32">字段名:备注</text:p>
        </text:list-item>
      </text:list>
      <text:p text:style-name="P3"><text:tab/><text:tab/><text:tab/>功能名_<text:span text:style-name="T4">3:</text:span><text:bookmark-start text:name="__DdeLink__277_1205973050"/><text:bookmark-start text:name="__DdeLink__3233_1027842830"/><text:span text:style-name="T4">查看年假申请记录</text:span><text:bookmark-end text:name="__DdeLink__277_1205973050"/><text:bookmark-end text:name="__DdeLink__3233_1027842830"/><text:span text:style-name="T4"> 功能类型:网格</text:span></text:p>
      <text:list xml:id="list8959847071537722167" text:style-name="L12">
        <text:list-item>
          <text:p text:style-name="P34">字段名:请假开始时间</text:p>
        </text:list-item>
        <text:list-item>
          <text:p text:style-name="P34">字段名:请假结束时间</text:p>
        </text:list-item>
        <text:list-item>
          <text:p text:style-name="P34">字段名:请假时间</text:p>
        </text:list-item>
        <text:list-item>
          <text:p text:style-name="P34">字段名:请假天数</text:p>
        </text:list-item>
        <text:list-item>
          <text:p text:style-name="P34">字段名:审核人</text:p>
        </text:list-item>
        <text:list-item>
          <text:p text:style-name="P34">字段名:是否通过</text:p>
        </text:list-item>
        <text:list-item>
          <text:p text:style-name="P34">字段名:审核意见</text:p>
        </text:list-item>
        <text:list-item>
          <text:p text:style-name="P34">字段名:审核时间</text:p>
        </text:list-item>
      </text:list>
      <text:p text:style-name="P3"><text:tab/><text:tab/><text:tab/>功能名_<text:span text:style-name="T6">4:</text:span><text:bookmark-start text:name="__DdeLink__5973_291240374"/><text:bookmark-start text:name="__DdeLink__279_1205973050"/><text:span text:style-name="T6">我的年假记录</text:span><text:bookmark-end text:name="__DdeLink__5973_291240374"/><text:bookmark-end text:name="__DdeLink__279_1205973050"/><text:span text:style-name="T6"> 功能类型:网格</text:span></text:p>
      <text:list xml:id="list6885422192368295120" text:style-name="L13">
        <text:list-item>
          <text:p text:style-name="P35"><text:soft-page-break/>字段名:年度</text:p>
        </text:list-item>
        <text:list-item>
          <text:p text:style-name="P35">字段名:地区</text:p>
        </text:list-item>
        <text:list-item>
          <text:p text:style-name="P35">字段名:岗位</text:p>
        </text:list-item>
        <text:list-item>
          <text:p text:style-name="P35">字段名:项目组/部门</text:p>
        </text:list-item>
        <text:list-item>
          <text:p text:style-name="P35">字段名:岗位层级</text:p>
        </text:list-item>
        <text:list-item>
          <text:p text:style-name="P35">字段名:入职时间</text:p>
        </text:list-item>
        <text:list-item>
          <text:p text:style-name="P35">字段名:工龄</text:p>
        </text:list-item>
        <text:list-item>
          <text:p text:style-name="P35">字段名:可休年假天数</text:p>
        </text:list-item>
        <text:list-item>
          <text:p text:style-name="P35">字段名:剩余休假天数</text:p>
        </text:list-item>
        <text:list-item>
          <text:p text:style-name="P35">字段名:是否已休假</text:p>
        </text:list-item>
        <text:list-item>
          <text:p text:style-name="P35">字段名:备注</text:p>
        </text:list-item>
      </text:list>
      <text:p text:style-name="P6"><text:tab/><text:tab/>导航名_<text:span text:style-name="T5">2:</text:span><text:bookmark-start text:name="__DdeLink__3235_1027842830"/><text:span text:style-name="T5">年假申请记录</text:span><text:bookmark-end text:name="__DdeLink__3235_1027842830"/></text:p>
      <text:p text:style-name="P1"><text:tab/><text:tab/><text:tab/>功能名_<text:span text:style-name="T5">1:列表 功能类型:网格</text:span></text:p>
      <text:list xml:id="list214608643301422998" text:style-name="L14">
        <text:list-item>
          <text:p text:style-name="P36">字段名:请假人</text:p>
        </text:list-item>
        <text:list-item>
          <text:p text:style-name="P36">字段名:请假时间</text:p>
        </text:list-item>
        <text:list-item>
          <text:p text:style-name="P37">字段名:请假开始时间</text:p>
        </text:list-item>
        <text:list-item>
          <text:p text:style-name="P37">字段名:请假结束时间</text:p>
        </text:list-item>
        <text:list-item>
          <text:p text:style-name="P37">字段名:请假天数</text:p>
        </text:list-item>
        <text:list-item>
          <text:p text:style-name="P37">字段名:审核人</text:p>
        </text:list-item>
        <text:list-item>
          <text:p text:style-name="P37">字段名:是否通过</text:p>
        </text:list-item>
        <text:list-item>
          <text:p text:style-name="P37">字段名:审核意见</text:p>
        </text:list-item>
        <text:list-item>
          <text:p text:style-name="P37">字段名:审核时间</text:p>
        </text:list-item>
      </text:list>
      <text:p text:style-name="P2"><text:tab/><text:tab/><text:tab/>功能名_<text:span text:style-name="T5">2:</text:span><text:bookmark-start text:name="__DdeLink__3231_1027842830"/><text:span text:style-name="T5">删除</text:span><text:bookmark-end text:name="__DdeLink__3231_1027842830"/><text:span text:style-name="T5"> 功能类型:编辑</text:span></text:p>
      <text:p text:style-name="P2"><text:tab/><text:tab/><text:tab/></text:p>
      <text:p text:style-name="P2"><text:tab/><text:tab/><text:tab/>功能名_<text:span text:style-name="T5">3:审核 功能类型:编辑</text:span></text:p>
      <text:list xml:id="list7390063518575934199" text:style-name="L15">
        <text:list-item>
          <text:p text:style-name="P38">字段名:是否通过 <text:span text:style-name="T7"><text:s/>字段类型:布尔框 默认否</text:span></text:p>
        </text:list-item>
        <text:list-item>
          <text:p text:style-name="P38">字段名:审核意见 字段类型:文本框 非必填</text:p>
        </text:list-item>
      </text:list>
      <text:p text:style-name="P3"><text:tab/>导航下拉条_<text:span text:style-name="T6">2:年假管理</text:span></text:p>
      <text:p text:style-name="P2"><text:tab/><text:tab/>导航名_<text:span text:style-name="T8">1:</text:span><text:bookmark-start text:name="__DdeLink__271_1205973050"/><text:bookmark-start text:name="__DdeLink__3242_1027842830"/><text:span text:style-name="T8">年假标准管理</text:span><text:bookmark-end text:name="__DdeLink__271_1205973050"/><text:bookmark-end text:name="__DdeLink__3242_1027842830"/></text:p>
      <text:p text:style-name="P2"><text:tab/><text:tab/><text:tab/>功能名_<text:span text:style-name="T8">1:</text:span><text:bookmark-start text:name="__DdeLink__3246_1027842830"/><text:span text:style-name="T8">列表</text:span><text:bookmark-end text:name="__DdeLink__3246_1027842830"/><text:span text:style-name="T8"> 功能类型:网格</text:span></text:p>
      <text:list xml:id="list3676649688097028165" text:style-name="L16">
        <text:list-item>
          <text:p text:style-name="P39">字段名:开始工龄范围</text:p>
        </text:list-item>
        <text:list-item>
          <text:p text:style-name="P40">字段名:结束工龄范围</text:p>
        </text:list-item>
        <text:list-item>
          <text:p text:style-name="P39">字段名:病假限制<text:span text:style-name="T8">(月)</text:span></text:p>
        </text:list-item>
        <text:list-item>
          <text:p text:style-name="P39">字段名:岗位层级</text:p>
        </text:list-item>
        <text:list-item>
          <text:p text:style-name="P39">字段名:年假天数</text:p>
        </text:list-item>
        <text:list-item>
          <text:p text:style-name="P39">字段名:备注</text:p>
        </text:list-item>
      </text:list>
      <text:p text:style-name="P2"><text:tab/><text:tab/><text:tab/><text:bookmark-start text:name="__DdeLink__269_1205973050"/>功能名_<text:span text:style-name="T9">1:</text:span><text:bookmark-start text:name="__DdeLink__3238_1027842830"/><text:span text:style-name="T9">增加</text:span><text:bookmark-start text:name="__DdeLink__273_1205973050"/><text:span text:style-name="T9">范围</text:span><text:bookmark-end text:name="__DdeLink__273_1205973050"/><text:span text:style-name="T9"> </text:span><text:bookmark-end text:name="__DdeLink__3238_1027842830"/><text:span text:style-name="T9">功能类型:添加</text:span></text:p>
      <text:list xml:id="list3681067551051115953" text:style-name="L17">
        <text:list-item>
          <text:p text:style-name="P41">字段名:<text:span text:style-name="T13">开始</text:span>工龄范围 字段类型:整数框 最小:<text:span text:style-name="T9">1 必填</text:span></text:p>
        </text:list-item>
        <text:list-item>
          <text:p text:style-name="P28">字段名:<text:span text:style-name="T14">结束</text:span>工龄范围 字段类型:整数框 最小:<text:span text:style-name="T9">1 必填</text:span></text:p>
        </text:list-item>
        <text:list-item>
          <text:p text:style-name="P42">字段名:病假限制<text:span text:style-name="T9">(月) 字段类型:整数框 最小:0 必填</text:span></text:p>
        </text:list-item>
        <text:list-item>
          <text:p text:style-name="P42">字段名:备注 字段类型:文本框 非必填<text:bookmark-end text:name="__DdeLink__269_1205973050"/></text:p>
        </text:list-item>
      </text:list>
      <text:p text:style-name="P11"><text:tab/><text:tab/> <text:s text:c="11"/>功能名_<text:span text:style-name="T20">2:</text:span><text:bookmark-start text:name="__DdeLink__3240_1027842830"/><text:span text:style-name="T20">编辑范围</text:span><text:bookmark-end text:name="__DdeLink__3240_1027842830"/><text:span text:style-name="T20"> <text:s/>功能类型:编辑</text:span></text:p>
      <text:list xml:id="list164944382428822" text:continue-numbering="true" text:style-name="L17">
        <text:list-item>
          <text:p text:style-name="P43">字段名:<text:span text:style-name="T13">开始</text:span>工龄范围 字段类型:整数框 最小:<text:span text:style-name="T9">1 必填</text:span></text:p>
        </text:list-item>
        <text:list-item>
          <text:p text:style-name="P29">字段名:<text:span text:style-name="T14">结束</text:span>工龄范围 字段类型:整数框 最小:<text:span text:style-name="T9">1 必填</text:span></text:p>
        </text:list-item>
        <text:list-item>
          <text:p text:style-name="P43">字段名:病假限制<text:span text:style-name="T9">(月) 字段类型:整数框 最小:0 必填</text:span></text:p>
        </text:list-item>
        <text:list-item>
          <text:p text:style-name="P43">字段名:备注 字段类型:文本框 非必填</text:p>
        </text:list-item>
      </text:list>
      <text:p text:style-name="P7"><text:soft-page-break/><text:tab/><text:tab/><text:tab/>功能名_<text:span text:style-name="T20">3:</text:span><text:bookmark-start text:name="__DdeLink__3244_1027842830"/><text:bookmark-start text:name="__DdeLink__3248_1027842830"/><text:span text:style-name="T20">层级放假天数管理</text:span><text:bookmark-end text:name="__DdeLink__3244_1027842830"/><text:bookmark-end text:name="__DdeLink__3248_1027842830"/><text:span text:style-name="T20"> <text:s text:c="2"/>功能类型:编辑</text:span></text:p>
      <text:list xml:id="list8403603197169237650" text:style-name="L18">
        <text:list-item>
          <text:p text:style-name="P44">字段名:岗位层级 字段类型:单选框 必填</text:p>
        </text:list-item>
        <text:list-item>
          <text:p text:style-name="P44">字段名:年假天数 字段类型:整数框 最小:<text:span text:style-name="T10">0 必填</text:span></text:p>
        </text:list-item>
      </text:list>
      <text:p text:style-name="P4"><text:tab/><text:tab/><text:tab/>功能名_<text:span text:style-name="T10">3:删除 <text:s/>功能类型:编辑</text:span></text:p>
      <text:p text:style-name="P4"><text:tab/><text:tab/><text:tab/>功能名_4:冻结 功能类型:编辑</text:p>
      <text:p text:style-name="P4"><text:tab/><text:tab/><text:tab/>功能名_5:解冻 功能类型:编辑</text:p>
      <text:p text:style-name="P2"><text:tab/><text:tab/><text:tab/></text:p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1:12:11.407237916</meta:creation-date>
    <dc:date>2017-07-31T16:49:41.955990651</dc:date>
    <meta:editing-duration>PT56M5S</meta:editing-duration>
    <meta:editing-cycles>11</meta:editing-cycles>
    <meta:generator>LibreOffice/5.1.3.2$Linux_X86_64 LibreOffice_project/10$Build-2</meta:generator>
    <meta:document-statistic meta:table-count="0" meta:image-count="0" meta:object-count="0" meta:page-count="3" meta:paragraph-count="99" meta:word-count="1270" meta:character-count="1592" meta:non-whitespace-character-count="1400"/>
  </office:meta>
</office:document-meta>
</file>